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9F000000BEB31593A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" svg:font-family="'Century Gothic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6.499cm" table:align="center" style:writing-mode="lr-tb"/>
    </style:style>
    <style:style style:name="Table1.A" style:family="table-column">
      <style:table-column-properties style:column-width="3.113cm"/>
    </style:style>
    <style:style style:name="Table1.B" style:family="table-column">
      <style:table-column-properties style:column-width="3.115cm"/>
    </style:style>
    <style:style style:name="Table1.C" style:family="table-column">
      <style:table-column-properties style:column-width="3.478cm"/>
    </style:style>
    <style:style style:name="Table1.D" style:family="table-column">
      <style:table-column-properties style:column-width="3.341cm"/>
    </style:style>
    <style:style style:name="Table1.E" style:family="table-column">
      <style:table-column-properties style:column-width="3.4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1.E1" style:family="table-cell">
      <style:table-cell-properties style:vertical-align="top" fo:padding="0.097cm" fo:border="0.05pt solid #000000" style:writing-mode="lr-tb"/>
    </style:style>
    <style:style style:name="Table2" style:family="table">
      <style:table-properties style:width="16.489cm" fo:margin-left="0.769cm" fo:margin-right="0.743cm" table:align="margins"/>
    </style:style>
    <style:style style:name="Table2.A" style:family="table-column">
      <style:table-column-properties style:column-width="3.099cm" style:rel-column-width="12315*"/>
    </style:style>
    <style:style style:name="Table2.B" style:family="table-column">
      <style:table-column-properties style:column-width="3.124cm" style:rel-column-width="12413*"/>
    </style:style>
    <style:style style:name="Table2.C" style:family="table-column">
      <style:table-column-properties style:column-width="3.501cm" style:rel-column-width="13915*"/>
    </style:style>
    <style:style style:name="Table2.D" style:family="table-column">
      <style:table-column-properties style:column-width="3.337cm" style:rel-column-width="13262*"/>
    </style:style>
    <style:style style:name="Table2.E" style:family="table-column">
      <style:table-column-properties style:column-width="3.429cm" style:rel-column-width="1363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P1" style:family="paragraph" style:parent-style-name="Corpo_20_de_20_texto_20_22">
      <style:paragraph-properties fo:text-align="start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" style:family="paragraph" style:parent-style-name="Corpo_20_de_20_texto_20_22">
      <style:paragraph-properties fo:text-align="start" style:justify-single-word="false"/>
      <style:text-properties style:use-window-font-color="true" style:font-name="Verdan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4" style:family="paragraph" style:parent-style-name="Standard">
      <style:text-properties style:use-window-font-color="true" style:font-name="Century Gothic1" fo:font-size="7pt" fo:language="pt" fo:country="BR" style:font-name-asian="Times New Roman" style:font-size-asian="7pt" style:font-name-complex="Times New Roman" style:font-size-complex="7pt" style:language-complex="ar" style:country-complex="SA" style:font-weight-complex="bold"/>
    </style:style>
    <style:style style:name="P5" style:family="paragraph" style:parent-style-name="Standard">
      <style:text-properties style:use-window-font-color="true" style:font-name="Century Gothic1" fo:font-size="10pt" fo:language="pt" fo:country="BR" style:font-name-asian="Times New Roman" style:font-size-asian="10pt" style:font-name-complex="Times New Roman" style:font-size-complex="10pt" style:language-complex="ar" style:country-complex="SA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Corpo_20_de_20_texto_20_31">
      <style:paragraph-properties fo:line-height="150%"/>
      <style:text-properties style:use-window-font-color="true" style:font-name="Century Gothic1" fo:font-size="6pt" fo:language="pt" fo:country="BR" fo:font-weight="bold" style:font-name-asian="Times New Roman" style:font-size-asian="6pt" style:font-weight-asian="bold" style:font-name-complex="Times New Roman" style:font-size-complex="6pt" style:language-complex="ar" style:country-complex="SA"/>
    </style:style>
    <style:style style:name="P10" style:family="paragraph" style:parent-style-name="Corpo_20_de_20_texto_20_31">
      <style:paragraph-properties fo:line-height="150%" fo:text-align="center" style:justify-single-word="false"/>
      <style:text-properties fo:color="#000000" style:font-name="Century Gothic1" fo:font-size="7pt" fo:language="pt" fo:country="BR" fo:font-weight="bold" style:font-name-asian="Times New Roman" style:font-size-asian="7pt" style:font-weight-asian="bold" style:font-name-complex="Times New Roman" style:font-size-complex="7pt" style:language-complex="ar" style:country-complex="SA"/>
    </style:style>
    <style:style style:name="P11" style:family="paragraph" style:parent-style-name="Corpo_20_de_20_texto_20_31">
      <style:paragraph-properties fo:line-height="150%" fo:text-align="center" style:justify-single-word="false"/>
      <style:text-properties fo:color="#000000" style:font-name="Century Gothic1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2" style:family="paragraph" style:parent-style-name="Corpo_20_de_20_texto_20_31">
      <style:paragraph-properties fo:line-height="150%" fo:text-align="center" style:justify-single-word="false"/>
      <style:text-properties fo:color="#000000" style:font-name="Century Gothic1" fo:font-size="12pt" fo:language="pt" fo:country="BR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3" style:family="paragraph" style:parent-style-name="Corpo_20_de_20_texto_20_31">
      <style:paragraph-properties fo:line-height="150%" fo:text-align="start" style:justify-single-word="false"/>
      <style:text-properties fo:color="#000000" style:font-name="Century Gothic1" fo:font-size="12pt" fo:language="pt" fo:country="BR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4" style:family="paragraph" style:parent-style-name="Corpo_20_de_20_texto_20_31">
      <style:paragraph-properties fo:margin-left="0cm" fo:margin-right="0cm" fo:line-height="150%" fo:text-indent="1.251cm" style:auto-text-indent="false"/>
      <style:text-properties fo:font-size="7pt" style:font-size-asian="7pt" style:font-size-complex="7pt"/>
    </style:style>
    <style:style style:name="P15" style:family="paragraph" style:parent-style-name="Corpo_20_de_20_texto_20_31">
      <style:paragraph-properties fo:margin-left="0cm" fo:margin-right="0cm" fo:line-height="150%" fo:text-indent="1.251cm" style:auto-text-indent="false"/>
    </style:style>
    <style:style style:name="P16" style:family="paragraph" style:parent-style-name="Corpo_20_de_20_texto_20_31">
      <style:paragraph-properties fo:margin-left="0cm" fo:margin-right="0cm" fo:line-height="150%" fo:text-indent="1.251cm" style:auto-text-indent="false"/>
      <style:text-properties style:use-window-font-color="true" style:font-name="Century Gothic1" fo:font-size="7pt" fo:language="pt" fo:country="BR" style:font-name-asian="Times New Roman" style:font-size-asian="7pt" style:font-name-complex="Times New Roman" style:font-size-complex="7pt" style:language-complex="ar" style:country-complex="SA"/>
    </style:style>
    <style:style style:name="P17" style:family="paragraph" style:parent-style-name="Corpo_20_de_20_texto_20_21">
      <style:paragraph-properties fo:text-align="center" style:justify-single-word="false" fo:background-color="#cccccc" fo:padding-left="0cm" fo:padding-right="0cm" fo:padding-top="0.212cm" fo:padding-bottom="0cm" fo:border="0.51pt solid #000000">
        <style:background-image/>
      </style:paragraph-properties>
      <style:text-properties style:use-window-font-color="true" style:font-name="Century Gothic1" fo:font-size="5pt" fo:language="pt" fo:country="BR" fo:font-weight="bold" style:font-name-asian="Times New Roman" style:font-size-asian="5pt" style:font-weight-asian="bold" style:font-name-complex="Times New Roman" style:font-size-complex="5pt" style:language-complex="ar" style:country-complex="SA"/>
    </style:style>
    <style:style style:name="P18" style:family="paragraph" style:parent-style-name="Corpo_20_de_20_texto_20_21">
      <style:paragraph-properties fo:text-align="center" style:justify-single-word="false" fo:background-color="#cccccc" fo:padding-left="0cm" fo:padding-right="0cm" fo:padding-top="0.212cm" fo:padding-bottom="0cm" fo:border="0.51pt solid #000000">
        <style:background-image/>
      </style:paragraph-properties>
      <style:text-properties style:use-window-font-color="true" style:font-name="Century Gothic1" fo:font-size="13pt" fo:language="pt" fo:country="BR" fo:font-weight="bold" style:font-name-asian="Times New Roman" style:font-size-asian="13pt" style:font-weight-asian="bold" style:font-name-complex="Times New Roman" style:font-size-complex="13pt" style:language-complex="ar" style:country-complex="SA"/>
    </style:style>
    <style:style style:name="P19" style:family="paragraph" style:parent-style-name="Standard">
      <style:paragraph-properties fo:text-align="center" style:justify-single-word="false" fo:background-color="#e6e6e6" fo:padding="0.049cm" fo:border="none" style:shadow="none">
        <style:tab-stops>
          <style:tab-stop style:position="4.163cm"/>
        </style:tab-stops>
        <style:background-image/>
      </style:paragraph-properties>
      <style:text-properties style:use-window-font-color="true" style:font-name="Century Gothic1" fo:font-size="20pt" fo:language="pt" fo:country="BR" fo:font-weight="bold" style:font-name-asian="Times New Roman" style:font-size-asian="20pt" style:font-weight-asian="bold" style:font-name-complex="Arial" style:font-size-complex="20pt" style:language-complex="ar" style:country-complex="SA" style:font-weight-complex="bold"/>
    </style:style>
    <style:style style:name="P20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1" fo:font-size="20pt" fo:language="pt" fo:country="BR" style:font-name-asian="Times New Roman" style:font-size-asian="20pt" style:font-name-complex="Times New Roman" style:font-size-complex="20pt" style:language-complex="ar" style:country-complex="SA"/>
    </style:style>
    <style:style style:name="P21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1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2" style:family="paragraph" style:parent-style-name="Standard">
      <style:paragraph-properties fo:margin-left="-0.007cm" fo:margin-right="0.086cm" fo:text-align="justify" style:justify-single-word="false" fo:text-indent="0cm" style:auto-text-indent="false"/>
      <style:text-properties fo:font-size="10pt" style:font-size-asian="10pt" style:font-size-complex="10pt"/>
    </style:style>
    <style:style style:name="P23" style:family="paragraph" style:parent-style-name="Texto_20_simples">
      <style:paragraph-properties fo:text-align="center" style:justify-single-word="false" fo:orphans="2" fo:widows="2" style:writing-mode="lr-tb"/>
      <style:text-properties fo:color="#000000" style:font-name="Century Gothic" fo:font-size="8pt" fo:language="pt" fo:country="BR" fo:font-weight="normal" style:font-name-asian="MS Mincho" style:font-size-asian="8pt" style:font-weight-asian="normal" style:font-name-complex="Courier New" style:font-size-complex="8pt" style:language-complex="ar" style:country-complex="SA" style:font-weight-complex="normal"/>
    </style:style>
    <style:style style:name="P24" style:family="paragraph" style:parent-style-name="Standard" style:master-page-name="Standard">
      <style:paragraph-properties fo:text-align="center" style:justify-single-word="false" style:page-number="auto" fo:background-color="#e6e6e6" fo:padding="0.049cm" fo:border="none" style:shadow="none">
        <style:tab-stops>
          <style:tab-stop style:position="4.163cm"/>
        </style:tab-stops>
        <style:background-image/>
      </style:paragraph-properties>
      <style:text-properties style:use-window-font-color="true" style:font-name="Century Gothic1" fo:font-size="20pt" fo:language="pt" fo:country="BR" fo:font-weight="bold" style:font-name-asian="Times New Roman" style:font-size-asian="20pt" style:font-weight-asian="bold" style:font-name-complex="Arial" style:font-size-complex="20pt" style:language-complex="ar" style:country-complex="SA" style:font-weight-complex="bold"/>
    </style:style>
    <style:style style:name="P25" style:family="paragraph" style:parent-style-name="Heading_20_5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fo:color="#000000" style:font-name="Century Gothic1" fo:font-size="12pt" fo:language="pt" fo:country="BR" fo:font-style="normal" style:text-underline-style="solid" style:text-underline-width="auto" style:text-underline-color="font-color" fo:font-weight="bold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26" style:family="paragraph" style:parent-style-name="Heading_20_8"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style:use-window-font-color="true" style:font-name="Century Gothic1" fo:font-size="4pt" fo:language="pt" fo:country="BR" fo:font-weight="bold" style:font-name-asian="Times New Roman" style:font-size-asian="4pt" style:font-weight-asian="bold" style:font-name-complex="Arial" style:font-size-complex="4pt" style:language-complex="ar" style:country-complex="SA"/>
    </style:style>
    <style:style style:name="P27" style:family="paragraph" style:parent-style-name="Heading_20_8"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style:use-window-font-color="true" style:font-name="Century Gothic1" fo:font-size="20pt" fo:language="pt" fo:country="BR" fo:font-weight="bold" style:font-name-asian="Times New Roman" style:font-size-asian="20pt" style:font-weight-asian="bold" style:font-name-complex="Arial" style:font-size-complex="20pt" style:language-complex="ar" style:country-complex="SA"/>
    </style:style>
    <style:style style:name="T1" style:family="text">
      <style:text-properties fo:color="#000000" style:font-name-asian="MS Mincho" style:font-weight-complex="bold"/>
    </style:style>
    <style:style style:name="T2" style:family="text">
      <style:text-properties fo:color="#000000" style:font-name="Century Gothic1" fo:language="pt" fo:country="BR" fo:font-weight="normal" style:font-name-asian="MS Mincho" style:font-weight-asian="normal" style:font-name-complex="Arial" style:language-complex="ar" style:country-complex="SA" style:font-weight-complex="normal"/>
    </style:style>
    <style:style style:name="T3" style:family="text">
      <style:text-properties fo:color="#000000" style:text-line-through-style="solid" style:font-name="Arial" fo:language="pt" fo:country="BR" style:font-name-asian="Times New Roman" style:font-name-complex="Arial" style:language-complex="ar" style:country-complex="SA"/>
    </style:style>
    <style:style style:name="T4" style:family="text">
      <style:text-properties style:font-name="Century Gothic1"/>
    </style:style>
    <style:style style:name="T5" style:family="text">
      <style:text-properties style:font-name="Century Gothic1" fo:font-weight="bold" style:font-weight-asian="bold" style:font-weight-complex="bold"/>
    </style:style>
    <style:style style:name="T6" style:family="text">
      <style:text-properties style:use-window-font-color="true" style:font-name="Century Gothic1" fo:language="pt" fo:country="BR" fo:font-weight="bold" style:font-name-asian="Times New Roman" style:font-weight-asian="bold" style:font-name-complex="Times New Roman" style:language-complex="ar" style:country-complex="SA"/>
    </style:style>
    <style:style style:name="T7" style:family="text">
      <style:text-properties style:use-window-font-color="true" style:font-name="Century Gothic1" fo:language="pt" fo:country="BR" fo:font-weight="bold" style:font-name-asian="Times New Roman" style:font-weight-asian="bold" style:font-name-complex="Times New Roman" style:language-complex="ar" style:country-complex="SA" style:font-weight-complex="bold"/>
    </style:style>
    <style:style style:name="T8" style:family="text">
      <style:text-properties style:use-window-font-color="true" style:font-name="Century Gothic1" fo:language="pt" fo:country="BR" style:font-name-asian="Times New Roman" style:font-name-complex="Times New Roman" style:language-complex="ar" style:country-complex="SA"/>
    </style:style>
    <style:style style:name="T9" style:family="text">
      <style:text-properties style:use-window-font-color="true" style:font-name="Century Gothic1" fo:language="pt" fo:country="BR" style:font-name-asian="Times New Roman" style:font-name-complex="Times New Roman" style:language-complex="ar" style:country-complex="SA" style:font-weight-complex="bold"/>
    </style:style>
    <style:style style:name="T10" style:family="text">
      <style:text-properties style:use-window-font-color="true" style:font-name="Century Gothic1" fo:language="pt" fo:country="BR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11" style:family="text">
      <style:text-properties style:use-window-font-color="true" style:font-name="Century Gothic1" fo:font-size="7pt" fo:language="pt" fo:country="BR" style:font-name-asian="Times New Roman" style:font-size-asian="7pt" style:font-name-complex="Times New Roman" style:font-size-complex="7pt" style:language-complex="ar" style:country-complex="SA"/>
    </style:style>
    <style:style style:name="T12" style:family="text">
      <style:text-properties style:use-window-font-color="true" style:font-name="Century Gothic1" fo:font-size="7pt" fo:language="pt" fo:country="BR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T13" style:family="text">
      <style:text-properties style:use-window-font-color="true" style:font-name="Arial" fo:language="pt" fo:country="BR" style:font-name-asian="Times New Roman" style:font-name-complex="Arial" style:language-complex="ar" style:country-complex="SA"/>
    </style:style>
    <style:style style:name="T14" style:family="text">
      <style:text-properties style:font-name-asian="MS Mincho" style:font-name-complex="Arial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ERTIDÃO POSITIVA DE DÉBITOS</text:p>
      <text:p text:style-name="P19">COM EFEITOS DE NEGATIVA</text:p>
      <text:h text:style-name="P26" text:outline-level="8"/>
      <text:h text:style-name="P27" text:outline-level="8">Nº <text:span text:style-name="T1">[Dat1.num_documento]</text:span>/<text:span text:style-name="T1">[Dat1.exercicio]</text:span></text:h>
      <text:p text:style-name="P20"/>
      <text:p text:style-name="P4"/>
      <text:p text:style-name="P6"><text:span text:style-name="T5">CGM:</text:span><text:span text:style-name="T4"> </text:span><text:span text:style-name="T2">[Dat1.numcgm]</text:span></text:p>
      <text:p text:style-name="P7"><text:span text:style-name="T6">Contribuinte: </text:span><text:span text:style-name="T2">[Dat1.contribuinte]</text:span></text:p>
      <text:p text:style-name="P7"><text:span text:style-name="T6">C.P.F</text:span><text:span text:style-name="T10">/</text:span><text:span text:style-name="T6">CN.P.J.: </text:span><text:span text:style-name="T2">[Dat1.cpf]</text:span><text:span text:style-name="T6"> </text:span><text:span text:style-name="T2">[Dat1.cnpj]</text:span></text:p>
      <text:p text:style-name="P7"><text:span text:style-name="T6">Inscrição Imobiliária: </text:span><text:span text:style-name="T2">[Dat1.inscricao_municipal]</text:span><text:span text:style-name="T9"><text:tab/></text:span><text:span text:style-name="T7">Inscrição Econômica: </text:span><text:span text:style-name="T2">[Dat1.inscricao_economica]</text:span></text:p>
      <text:p text:style-name="P7"><text:span text:style-name="T7">Endereço: </text:span><text:span text:style-name="T2">[Dat1.endereco] [Dat1.bairro] [Dat1.cep] [Dat1.municipio]</text:span></text:p>
      <text:p text:style-name="P21"/>
      <text:p text:style-name="P5"/>
      <text:p text:style-name="P22"><text:span text:style-name="T13">Ressalvado o direito </text:span><text:span text:style-name="T8">de a Secretaria Municipal de Administração e Finanças</text:span><text:span text:style-name="T6"> </text:span><text:span text:style-name="T13">cobrar quaisquer dívidas do contribuinte acima especificado que vierem a ser apuradas, é certificado que constam, até esta data, débitos tributários a seguir detalhados, com exigibilidade suspensa, nos termos do art. 151 c/c art. 206 da Lei n</text:span><text:span text:style-name="T3">º</text:span><text:span text:style-name="T13"> 5.172, de 25 de outubro de 1966 - Código Tributário Nacional (CTN). 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Grupo / Crédito</text:p>
          </table:table-cell>
          <table:table-cell table:style-name="Table1.A1" office:value-type="string">
            <text:p text:style-name="P8">Descrição</text:p>
          </table:table-cell>
          <table:table-cell table:style-name="Table1.A1" office:value-type="string">
            <text:p text:style-name="P8">Parcelas a Vencer <text:s text:c="15"/></text:p>
          </table:table-cell>
          <table:table-cell table:style-name="Table1.A1" office:value-type="string">
            <text:p text:style-name="P8">Valor da Parcela</text:p>
          </table:table-cell>
          <table:table-cell table:style-name="Table1.E1" office:value-type="string">
            <text:p text:style-name="P8">Vencimento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3">[Dat2.grucre;block=table:table-row]</text:p>
          </table:table-cell>
          <table:table-cell table:style-name="Table2.A1" office:value-type="string">
            <text:p text:style-name="P23">[Dat2.origem;block=table:table-row]</text:p>
          </table:table-cell>
          <table:table-cell table:style-name="Table2.A1" office:value-type="string">
            <text:p text:style-name="P23">[Dat2.qtd_parcelas;block=table:table-row]</text:p>
          </table:table-cell>
          <table:table-cell table:style-name="Table2.A1" office:value-type="string">
            <text:p text:style-name="P23">[Dat2.valor_parcela;block=table:table-row]</text:p>
          </table:table-cell>
          <table:table-cell table:style-name="Table2.E1" office:value-type="string">
            <text:p text:style-name="P23">[Dat2.vencimento;block=table:table-row]</text:p>
          </table:table-cell>
        </table:table-row>
      </table:table>
      <text:p text:style-name="P14"/>
      <text:p text:style-name="P16"/>
      <text:p text:style-name="P16"/>
      <text:p text:style-name="P15"><text:span text:style-name="T11">Em cumprimento ao Art. 248, </text:span><text:span text:style-name="T12">caput</text:span><text:span text:style-name="T11"> da lei 280/2006 – Código Tributário Municipal - esta certidão tem os mesmos efeitos de certidão negativa de débitos. </text:span></text:p>
      <text:h text:style-name="P25" text:outline-level="5">VALIDADE: [Dat3.mvencimento]</text:h>
      <text:p text:style-name="P18">ESTA CERTIDÃO REFERE-SE APENAS AO <text:s/>IMÓVEL / CONTRIBUINTE <text:s/>CITADO ACIMA.</text:p>
      <text:p text:style-name="P17"/>
      <text:p text:style-name="P10"/>
      <text:p text:style-name="P11">Manaquiri, <text:span text:style-name="T14">[Dat3.dt_emissao]</text:span>.</text:p>
      <text:p text:style-name="P13"/>
      <text:p text:style-name="P13"/>
      <text:p text:style-name="P13"/>
      <text:p text:style-name="P13"/>
      <text:p text:style-name="P12">Jandeir Aguiar Souto </text:p>
      <text:p text:style-name="P12">Secretário Municipal de Fazend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" svg:font-family="'Century Gothic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1" style:font-size-asian="12pt" style:language-asian="en" style:country-asian="US" style:font-name-complex="DejaVu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Standard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Standard" style:default-outline-level="1" style:class="text"/>
    <style:style style:name="Heading_20_2" style:display-name="Heading 2" style:family="paragraph" style:parent-style-name="Standard" style:default-outline-level="2" style:class="text"/>
    <style:style style:name="Heading_20_3" style:display-name="Heading 3" style:family="paragraph" style:parent-style-name="Standard" style:default-outline-level="3" style:class="text"/>
    <style:style style:name="Heading_20_4" style:display-name="Heading 4" style:family="paragraph" style:parent-style-name="Standard" style:default-outline-level="4" style:class="text"/>
    <style:style style:name="Heading_20_5" style:display-name="Heading 5" style:family="paragraph" style:parent-style-name="Standard" style:default-outline-level="5" style:class="text"/>
    <style:style style:name="Heading_20_6" style:display-name="Heading 6" style:family="paragraph" style:parent-style-name="Standard" style:default-outline-level="6" style:class="text"/>
    <style:style style:name="Heading_20_7" style:display-name="Heading 7" style:family="paragraph" style:parent-style-name="Standard" style:default-outline-level="7" style:class="text"/>
    <style:style style:name="Heading_20_8" style:display-name="Heading 8" style:family="paragraph" style:parent-style-name="Standard" style:default-outline-level="8" style:class="text"/>
    <style:style style:name="Heading_20_9" style:display-name="Heading 9" style:family="paragraph" style:parent-style-name="Standard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Contents_20_Heading" style:display-name="Contents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Standard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Legenda1" style:family="paragraph" style:parent-style-name="Standard"/>
    <style:style style:name="Corpo_20_de_20_texto_20_22" style:display-name="Corpo de texto 22" style:family="paragraph" style:parent-style-name="Standard"/>
    <style:style style:name="Corpo_20_de_20_texto_20_31" style:display-name="Corpo de texto 31" style:family="paragraph" style:parent-style-name="Standard"/>
    <style:style style:name="Corpo_20_de_20_texto_20_21" style:display-name="Corpo de texto 21" style:family="paragraph" style:parent-style-name="Standard"/>
    <style:style style:name="Corpo_20_de_20_texto_20_2" style:display-name="Corpo de texto 2" style:family="paragraph" style:parent-style-name="Standard"/>
    <style:style style:name="Texto_20_simples" style:display-name="Texto simples" style:family="paragraph" style:parent-style-name="Standard"/>
    <style:style style:name="Absatz-Standardschriftart" style:family="text"/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/>
    </style:style>
    <style:style style:name="WW8Num6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fo:color="#0000ff" style:font-name="Monotype Sorts" fo:font-size="8pt" style:font-size-asian="8pt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5" style:family="text">
      <style:text-properties style:font-name="Wingdings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/>
    </style:style>
    <style:style style:name="WW8Num21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Fonte_20_parág._20_padrão1" style:display-name="Fonte parág. padrão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orpo_20_de_20_texto_20_22">
      <style:paragraph-properties fo:text-align="start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MP2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MP3" style:family="paragraph" style:parent-style-name="Corpo_20_de_20_texto_20_22">
      <style:paragraph-properties fo:text-align="start" style:justify-single-word="false"/>
      <style:text-properties style:use-window-font-color="true" style:font-name="Verdan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M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="1.499cm" fo:margin-top="1.499cm" fo:margin-bottom="1.499cm" fo:margin-left="1.499cm" fo:margin-right="1.499cm" fo:background-color="#ffffff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87cm" fo:margin-left="0cm" fo:margin-right="0cm" fo:margin-bottom="2.771cm" style:dynamic-spacing="true"/>
      </style:header-style>
      <style:footer-style>
        <style:header-footer-properties fo:min-height="0.445cm" fo:margin-left="0cm" fo:margin-right="0cm" fo:margin-top="0.346cm" style:dynamic-spacing="true"/>
      </style:footer-style>
    </style:page-layout>
  </office:automatic-styles>
  <office:master-styles>
    <style:master-page style:name="Standard" style:page-layout-name="Mpm1">
      <style:header>
        <text:p text:style-name="MP1">PREFEITURA MUNICIPAL DE MANAQUIR I<draw:frame draw:style-name="Mfr1" draw:name="Frame3" text:anchor-type="char" svg:x="15.187cm" svg:y="0.021cm" svg:width="2.787cm" svg:height="1.536cm" draw:z-index="0"><draw:text-box><text:p text:style-name="Standard"><draw:frame draw:style-name="Mfr2" draw:name="figura1" text:anchor-type="paragraph" svg:width="2.787cm" svg:height="1.275cm" draw:z-index="1"><draw:image xlink:href="Pictures/100002010000019F000000BEB31593A1.png" xlink:type="simple" xlink:show="embed" xlink:actuate="onLoad"/></draw:frame></text:p></draw:text-box></draw:frame></text:p>
        <text:p text:style-name="MP2">PODER EXECUTIVO </text:p>
        <text:p text:style-name="MP2">SECRETARIA MUNICIPAL DE FAZENDA </text:p>
        <text:p text:style-name="MP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ATA DA REUNIÃO DO DIA 31/03/05</dc:title>
    <meta:initial-creator>rita</meta:initial-creator>
    <meta:creation-date>2007-10-03T17:04:00</meta:creation-date>
    <dc:date>2013-11-22T10:50:11</dc:date>
    <meta:printed-by>Fabio Bertoldi</meta:printed-by>
    <meta:print-date>2007-10-05T10:56:01</meta:print-date>
    <dc:language>pt-BR</dc:language>
    <meta:editing-cycles>42</meta:editing-cycles>
    <meta:editing-duration>PT3H9M52S</meta:editing-duration>
    <meta:document-statistic meta:table-count="2" meta:image-count="1" meta:object-count="0" meta:page-count="1" meta:paragraph-count="28" meta:word-count="162" meta:character-count="1419" meta:non-whitespace-character-count="1261"/>
    <meta:user-defined meta:name="Info 1"/>
    <meta:user-defined meta:name="Info 2"/>
    <meta:user-defined meta:name="Info 3"/>
    <meta:user-defined meta:name="Info 4"/>
  </office:meta>
</office:document-meta>
</file>